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, 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ulka1" style:family="table" style:master-page-name="Standard">
      <style:table-properties style:width="22.895cm" fo:margin-left="0.053cm" fo:margin-top="0cm" fo:margin-bottom="0cm" style:page-number="auto" table:align="left" style:writing-mode="lr-tb"/>
    </style:style>
    <style:style style:name="Tabulka1.A" style:family="table-column">
      <style:table-column-properties style:column-width="11.197cm"/>
    </style:style>
    <style:style style:name="Tabulka1.B" style:family="table-column">
      <style:table-column-properties style:column-width="11.696cm"/>
    </style:style>
    <style:style style:name="Tabulka1.1" style:family="table-row">
      <style:table-row-properties style:min-row-height="0.781cm" fo:keep-together="auto"/>
    </style:style>
    <style:style style:name="Tabulka1.A1" style:family="table-cell">
      <style:table-cell-properties style:vertical-align="bottom" fo:padding="0cm" fo:border="none" style:writing-mode="lr-tb"/>
    </style:style>
    <style:style style:name="Tabulka1.2" style:family="table-row">
      <style:table-row-properties style:min-row-height="0.972cm" fo:keep-together="auto"/>
    </style:style>
    <style:style style:name="Tabulka1.A2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ulka1.3" style:family="table-row">
      <style:table-row-properties style:min-row-height="1.034cm" fo:keep-together="auto"/>
    </style:style>
    <style:style style:name="Tabulka1.A3" style:family="table-cell">
      <style:table-cell-properties style:vertical-align="" fo:padding="0cm" fo:border-left="1pt solid #000000" fo:border-right="none" fo:border-top="1pt solid #000000" fo:border-bottom="1pt solid #000000" style:writing-mode="lr-tb"/>
    </style:style>
    <style:style style:name="Tabulka1.B3" style:family="table-cell">
      <style:table-cell-properties style:vertical-align="" fo:padding="0cm" fo:border="1pt solid #000000" style:writing-mode="lr-tb"/>
    </style:style>
    <style:style style:name="Tabulka1.4" style:family="table-row">
      <style:table-row-properties style:min-row-height="0.857cm" fo:keep-together="auto"/>
    </style:style>
    <style:style style:name="Tabulka1.A4" style:family="table-cell">
      <style:table-cell-properties style:vertical-align="" fo:padding="0cm" fo:border-left="1pt solid #000000" fo:border-right="1pt solid #000000" fo:border-top="none" fo:border-bottom="1pt solid #000000" style:writing-mode="lr-tb"/>
    </style:style>
    <style:style style:name="Tabulka1.5" style:family="table-row">
      <style:table-row-properties style:min-row-height="1.307cm" fo:keep-together="auto"/>
    </style:style>
    <style:style style:name="Tabulka1.6" style:family="table-row">
      <style:table-row-properties style:min-row-height="1.439cm" fo:keep-together="auto"/>
    </style:style>
    <style:style style:name="Tabulka1.7" style:family="table-row">
      <style:table-row-properties style:min-row-height="1.48cm" fo:keep-together="auto"/>
    </style:style>
    <style:style style:name="Tabulka2" style:family="table">
      <style:table-properties style:width="23.054cm" fo:margin-left="0cm" fo:margin-top="0cm" fo:margin-bottom="0cm" table:align="left" style:writing-mode="lr-tb"/>
    </style:style>
    <style:style style:name="Tabulka2.A" style:family="table-column">
      <style:table-column-properties style:column-width="1.164cm"/>
    </style:style>
    <style:style style:name="Tabulka2.B" style:family="table-column">
      <style:table-column-properties style:column-width="5.477cm"/>
    </style:style>
    <style:style style:name="Tabulka2.C" style:family="table-column">
      <style:table-column-properties style:column-width="5.768cm"/>
    </style:style>
    <style:style style:name="Tabulka2.D" style:family="table-column">
      <style:table-column-properties style:column-width="5.265cm"/>
    </style:style>
    <style:style style:name="Tabulka2.E" style:family="table-column">
      <style:table-column-properties style:column-width="5.38cm"/>
    </style:style>
    <style:style style:name="Tabulka2.1" style:family="table-row">
      <style:table-row-properties style:min-row-height="0.587cm" fo:keep-together="auto"/>
    </style:style>
    <style:style style:name="Tabulka2.A1" style:family="table-cell">
      <style:table-cell-properties style:vertical-align="middle" fo:background-color="#cccccc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ulka2.E1" style:family="table-cell">
      <style:table-cell-properties style:vertical-align="middle" fo:background-color="#cccccc" fo:padding="0cm" fo:border="0.5pt solid #000000" style:writing-mode="lr-tb">
        <style:background-image/>
      </style:table-cell-properties>
    </style:style>
    <style:style style:name="Tabulka2.2" style:family="table-row">
      <style:table-row-properties style:min-row-height="1cm" fo:keep-together="auto"/>
    </style:style>
    <style:style style:name="Tabulka2.A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B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C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D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E2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ulka2.3" style:family="table-row">
      <style:table-row-properties style:min-row-height="1.002cm" fo:keep-together="auto"/>
    </style:style>
    <style:style style:name="Tabulka2.A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B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C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D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E3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ulka2.4" style:family="table-row">
      <style:table-row-properties style:min-row-height="0.9cm" fo:keep-together="auto"/>
    </style:style>
    <style:style style:name="Tabulka2.A4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B4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C4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D4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E4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ulka2.5" style:family="table-row">
      <style:table-row-properties style:min-row-height="0.979cm" fo:keep-together="auto"/>
    </style:style>
    <style:style style:name="Tabulka2.A5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B5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C5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D5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E5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ulka2.A6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B6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C6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D6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E6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writing-mode="lr-tb">
        <style:tab-stops/>
      </style:paragraph-properties>
    </style:style>
    <style:style style:name="P2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0cm" fo:margin-right="0cm" fo:line-height="0.473cm" fo:orphans="0" fo:widows="0" fo:text-indent="0cm" style:auto-text-indent="false" style:writing-mode="lr-tb"/>
      <style:text-properties style:font-name="Times New Roman"/>
    </style:style>
    <style:style style:name="P4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officeooo:paragraph-rsid="0018002c"/>
    </style:style>
    <style:style style:name="P7" style:family="paragraph" style:parent-style-name="Standard">
      <style:paragraph-properties fo:margin-left="0cm" fo:margin-right="0cm" fo:line-height="0.353cm" fo:orphans="0" fo:widows="0" fo:text-indent="0cm" style:auto-text-indent="false" style:writing-mode="lr-tb"/>
      <style:text-properties fo:color="#000000" style:font-name="Calibri" style:font-name-complex="Calibri3"/>
    </style:style>
    <style:style style:name="P8" style:family="paragraph" style:parent-style-name="Standard">
      <style:paragraph-properties fo:margin-left="0cm" fo:margin-right="0cm" fo:line-height="0.603cm" fo:orphans="0" fo:widows="0" fo:text-indent="0cm" style:auto-text-indent="false" style:writing-mode="lr-tb"/>
      <style:text-properties fo:color="#000000" style:font-name="Calibri" style:font-name-complex="Calibri3"/>
    </style:style>
    <style:style style:name="P9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style:font-name="Calibri" style:font-name-complex="Calibri3"/>
    </style:style>
    <style:style style:name="P10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style:font-name="Calibri" fo:language="cs" fo:country="CZ" officeooo:rsid="0018496f" officeooo:paragraph-rsid="0018496f" style:font-name-complex="Calibri3"/>
    </style:style>
    <style:style style:name="P11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style:font-name="Calibri" fo:language="cs" fo:country="CZ" officeooo:rsid="0018ce15" officeooo:paragraph-rsid="0018ce15" style:font-name-complex="Calibri3"/>
    </style:style>
    <style:style style:name="P12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style:font-name="Calibri2" fo:font-size="12pt" fo:language="cs" fo:country="CZ" officeooo:rsid="0018ce15" officeooo:paragraph-rsid="0018ce15" style:font-size-asian="12pt" style:font-name-complex="Calibri3" style:font-size-complex="12pt"/>
    </style:style>
    <style:style style:name="P13" style:family="paragraph" style:parent-style-name="Standard">
      <style:paragraph-properties fo:margin-left="0cm" fo:margin-right="0cm" fo:line-height="0.455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14" style:family="paragraph" style:parent-style-name="Standard">
      <style:paragraph-properties fo:margin-left="0cm" fo:margin-right="0cm" fo:line-height="0.466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15" style:family="paragraph" style:parent-style-name="Standard">
      <style:paragraph-properties fo:margin-left="0cm" fo:margin-right="0cm" fo:line-height="0.473cm" fo:orphans="0" fo:widows="0" fo:text-indent="0cm" style:auto-text-indent="false" style:writing-mode="lr-tb"/>
    </style:style>
    <style:style style:name="P16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font-weight="normal" officeooo:paragraph-rsid="0018002c" style:font-weight-asian="normal" style:font-weight-complex="normal"/>
    </style:style>
    <style:style style:name="P17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18" style:family="paragraph" style:parent-style-name="Standard">
      <style:paragraph-properties fo:margin-left="0.212cm" fo:margin-right="0cm" fo:orphans="0" fo:widows="0" fo:text-indent="0cm" style:auto-text-indent="false" style:writing-mode="lr-tb">
        <style:tab-stops/>
      </style:paragraph-properties>
    </style:style>
    <style:style style:name="P19" style:family="paragraph" style:parent-style-name="Standard">
      <style:paragraph-properties fo:margin-left="0.176cm" fo:margin-right="0cm" fo:line-height="0.455cm" fo:orphans="0" fo:widows="0" fo:text-indent="0cm" style:auto-text-indent="false" style:writing-mode="lr-tb">
        <style:tab-stops/>
      </style:paragraph-properties>
    </style:style>
    <style:style style:name="T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0000" style:font-name="Calibri" fo:font-weight="bold" style:font-weight-asian="bold" style:font-name-complex="Calibri3" style:font-weight-complex="bold"/>
    </style:style>
    <style:style style:name="T4" style:family="text">
      <style:text-properties fo:color="#000000" style:font-name="Calibri" fo:font-weight="bold" style:font-weight-asian="bold" style:font-name-complex="Calibri3"/>
    </style:style>
    <style:style style:name="T5" style:family="text">
      <style:text-properties fo:color="#000000" style:font-name="Calibri" style:font-name-complex="Calibri3"/>
    </style:style>
    <style:style style:name="T6" style:family="text">
      <style:text-properties fo:color="#000000" style:font-name="Calibri" style:font-name-complex="Calibri3" style:text-scale="99%"/>
    </style:style>
    <style:style style:name="T7" style:family="text">
      <style:text-properties fo:color="#000000" style:font-name="Calibri" fo:language="cs" fo:country="CZ" officeooo:rsid="0018002c" style:font-name-complex="Calibri3"/>
    </style:style>
    <style:style style:name="T8" style:family="text">
      <style:text-properties fo:color="#000000" style:font-name="Calibri" fo:language="cs" fo:country="CZ" officeooo:rsid="0018496f" style:font-name-complex="Calibri3"/>
    </style:style>
    <style:style style:name="T9" style:family="text">
      <style:text-properties fo:color="#000000" style:font-name="Calibri" fo:language="cs" fo:country="CZ" officeooo:rsid="0018ce15" style:font-name-complex="Calibri3"/>
    </style:style>
    <style:style style:name="T10" style:family="text">
      <style:text-properties fo:color="#000000" style:font-name="Calibri" fo:language="cs" fo:country="CZ" fo:font-weight="bold" officeooo:rsid="0018002c" style:font-weight-asian="bold" style:font-name-complex="Calibri3" style:font-weight-complex="bold"/>
    </style:style>
    <style:style style:name="T11" style:family="text">
      <style:text-properties fo:color="#000000" style:font-name="Calibri" fo:language="cs" fo:country="CZ" fo:font-weight="bold" officeooo:rsid="0018002c" style:font-weight-asian="bold" style:font-name-complex="Calibri3"/>
    </style:style>
    <style:style style:name="T12" style:family="text">
      <style:text-properties fo:color="#000000" style:font-name="Calibri" fo:language="cs" fo:country="CZ" fo:font-weight="bold" style:font-name-complex="Calibri3"/>
    </style:style>
    <style:style style:name="T13" style:family="text">
      <style:text-properties fo:color="#000000" style:font-name="Calibri" fo:language="en" fo:country="US" fo:font-weight="bold" officeooo:rsid="0018002c" style:font-weight-asian="bold" style:font-name-complex="Calibri3" style:font-weight-complex="bold"/>
    </style:style>
    <style:style style:name="T14" style:family="text">
      <style:text-properties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table:number-columns-spanned="2" office:value-type="string">
            <text:p text:style-name="P1"><text:span text:style-name="T1"><text:s/></text:span></text:p>
          </table:table-cell>
          <table:covered-table-cell/>
        </table:table-row>
        <table:table-row table:style-name="Tabulka1.2">
          <table:table-cell table:style-name="Tabulka1.A2" table:number-columns-spanned="2" office:value-type="string">
            <text:p text:style-name="P2"/>
            <text:p text:style-name="P4"><text:span text:style-name="T2">SPSE Jecna Test Case </text:span></text:p>
            <text:p text:style-name="P17"/>
          </table:table-cell>
          <table:covered-table-cell/>
        </table:table-row>
        <table:table-row table:style-name="Tabulka1.3">
          <table:table-cell table:style-name="Tabulka1.A3" office:value-type="string">
            <text:p text:style-name="P18"><text:span text:style-name="T3">Test Case ID: </text:span><text:span text:style-name="T10">TC_</text:span><text:span text:style-name="T13">2</text:span></text:p>
          </table:table-cell>
          <table:table-cell table:style-name="Tabulka1.B3" office:value-type="string">
            <text:p text:style-name="P1"><text:span text:style-name="T4">Test Designed by: </text:span><text:span text:style-name="T11">Tadeáš Krása</text:span></text:p>
          </table:table-cell>
        </table:table-row>
        <table:table-row table:style-name="Tabulka1.4">
          <table:table-cell table:style-name="Tabulka1.A4" table:number-columns-spanned="2" office:value-type="string">
            <text:p text:style-name="P18"><text:span text:style-name="T3">Test Name: </text:span><text:span text:style-name="T10">Databaze</text:span></text:p>
          </table:table-cell>
          <table:covered-table-cell/>
        </table:table-row>
        <table:table-row table:style-name="Tabulka1.5">
          <table:table-cell table:style-name="Tabulka1.A4" table:number-columns-spanned="2" office:value-type="string">
            <text:p text:style-name="P18"><text:span text:style-name="T3">Brief description: </text:span><text:span text:style-name="T10">Kontroluje strukturu databaze</text:span></text:p>
          </table:table-cell>
          <table:covered-table-cell/>
        </table:table-row>
        <table:table-row table:style-name="Tabulka1.6">
          <table:table-cell table:style-name="Tabulka1.A4" table:number-columns-spanned="2" office:value-type="string">
            <text:p text:style-name="P6"><text:span text:style-name="T3"><text:s text:c="2"/>Pre-conditions:</text:span><text:span text:style-name="T10"> Spušťená služba DBS</text:span></text:p>
          </table:table-cell>
          <table:covered-table-cell/>
        </table:table-row>
        <table:table-row table:style-name="Tabulka1.7">
          <table:table-cell table:style-name="Tabulka1.A4" table:number-columns-spanned="2" office:value-type="string">
            <text:p text:style-name="P6"><text:span text:style-name="T4"><text:s text:c="2"/>Dependencies and Requirements:</text:span><text:span text:style-name="T5"> </text:span><text:span text:style-name="T12">SQL Server Management studio, </text:span><text:span text:style-name="T10">Export SQL databáze</text:span></text:p>
            <text:p text:style-name="P6"><text:span text:style-name="T5"/></text:p>
          </table:table-cell>
          <table:covered-table-cell/>
        </table:table-row>
      </table:table>
      <text:p text:style-name="P7"/>
      <text:p text:style-name="P8"/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column table:style-name="Tabulka2.E"/>
        <table:table-row table:style-name="Tabulka2.1">
          <table:table-cell table:style-name="Tabulka2.A1" office:value-type="string">
            <text:p text:style-name="P13"><text:bookmark-start text:name="_Hlk37781077"/><text:span text:style-name="T3">Step</text:span></text:p>
          </table:table-cell>
          <table:table-cell table:style-name="Tabulka2.A1" office:value-type="string">
            <text:p text:style-name="P19"><text:span text:style-name="T3">Test Steps</text:span></text:p>
          </table:table-cell>
          <table:table-cell table:style-name="Tabulka2.A1" office:value-type="string">
            <text:p text:style-name="P19"><text:span text:style-name="T4">Test Data</text:span></text:p>
          </table:table-cell>
          <table:table-cell table:style-name="Tabulka2.A1" office:value-type="string">
            <text:p text:style-name="P19"><text:span text:style-name="T3">Expected Result</text:span></text:p>
          </table:table-cell>
          <table:table-cell table:style-name="Tabulka2.E1" office:value-type="string">
            <text:p text:style-name="P19"><text:span text:style-name="T3">Notes</text:span></text:p>
          </table:table-cell>
        </table:table-row>
        <table:table-row table:style-name="Tabulka2.2">
          <table:table-cell table:style-name="Tabulka2.A2" office:value-type="string">
            <text:p text:style-name="P14"><text:span text:style-name="T6">1</text:span></text:p>
          </table:table-cell>
          <table:table-cell table:style-name="Tabulka2.B2" office:value-type="string">
            <text:p text:style-name="P16"><text:span text:style-name="T5"><text:s/></text:span><text:span text:style-name="T7">Otevření SQL Server Management studia</text:span></text:p>
          </table:table-cell>
          <table:table-cell table:style-name="Tabulka2.C2" office:value-type="string">
            <text:p text:style-name="P9"/>
          </table:table-cell>
          <table:table-cell table:style-name="Tabulka2.D2" office:value-type="string">
            <text:p text:style-name="P10">Aplikace se úspěšně zapne</text:p>
          </table:table-cell>
          <table:table-cell table:style-name="Tabulka2.E2" office:value-type="string">
            <text:p text:style-name="P5"><text:span text:style-name="T5"><text:s/></text:span></text:p>
          </table:table-cell>
        </table:table-row>
        <table:table-row table:style-name="Tabulka2.3">
          <table:table-cell table:style-name="Tabulka2.A3" office:value-type="string">
            <text:p text:style-name="P14"><text:span text:style-name="T6">2</text:span></text:p>
          </table:table-cell>
          <table:table-cell table:style-name="Tabulka2.B3" office:value-type="string">
            <text:p text:style-name="P5"><text:span text:style-name="T5"><text:s/></text:span><text:span text:style-name="T8">Přihlášení k instanci</text:span></text:p>
          </table:table-cell>
          <table:table-cell table:style-name="Tabulka2.C3" office:value-type="string">
            <text:p text:style-name="P10">Login: sa </text:p>
            <text:p text:style-name="P10">Password: student</text:p>
          </table:table-cell>
          <table:table-cell table:style-name="Tabulka2.D3" office:value-type="string">
            <text:p text:style-name="P10">Úspěšné přihlášení k instanci</text:p>
          </table:table-cell>
          <table:table-cell table:style-name="Tabulka2.E3" office:value-type="string">
            <text:p text:style-name="P9"/>
          </table:table-cell>
        </table:table-row>
        <table:table-row table:style-name="Tabulka2.4">
          <table:table-cell table:style-name="Tabulka2.A4" office:value-type="string">
            <text:p text:style-name="P4"><text:span text:style-name="T5">3</text:span></text:p>
          </table:table-cell>
          <table:table-cell table:style-name="Tabulka2.B4" office:value-type="string">
            <text:p text:style-name="P5"><text:span text:style-name="T5"><text:s/></text:span><text:span text:style-name="T8">Otevření nového sql query</text:span></text:p>
          </table:table-cell>
          <table:table-cell table:style-name="Tabulka2.C4" office:value-type="string">
            <text:p text:style-name="P9"/>
          </table:table-cell>
          <table:table-cell table:style-name="Tabulka2.D4" office:value-type="string">
            <text:p text:style-name="P10">Query se otevře</text:p>
          </table:table-cell>
          <table:table-cell table:style-name="Tabulka2.E4" office:value-type="string">
            <text:p text:style-name="P9"/>
          </table:table-cell>
        </table:table-row>
        <table:table-row table:style-name="Tabulka2.5">
          <table:table-cell table:style-name="Tabulka2.A5" office:value-type="string">
            <text:p text:style-name="P4"><text:span text:style-name="T5">4</text:span></text:p>
          </table:table-cell>
          <table:table-cell table:style-name="Tabulka2.B5" office:value-type="string">
            <text:p text:style-name="P5"><text:span text:style-name="T5"><text:s/></text:span><text:span text:style-name="T8">Vložení dat ze souboru do query a n</text:span><text:span text:style-name="T9">á</text:span><text:span text:style-name="T8">sledn</text:span><text:span text:style-name="T9">é</text:span><text:span text:style-name="T8"> spušťení</text:span></text:p>
          </table:table-cell>
          <table:table-cell table:style-name="Tabulka2.C5" office:value-type="string">
            <text:p text:style-name="P10">Obsah ze souboru: Export_database.txt</text:p>
          </table:table-cell>
          <table:table-cell table:style-name="Tabulka2.D5" office:value-type="string">
            <text:p text:style-name="P12"><text:span text:style-name="T14">Vytvoří se struktura databáze</text:span></text:p>
          </table:table-cell>
          <table:table-cell table:style-name="Tabulka2.E5" office:value-type="string">
            <text:p text:style-name="P11">Příkaz create database se musí provést zvlášť a jako první</text:p>
          </table:table-cell>
        </table:table-row>
        <table:table-row table:style-name="Tabulka2.4">
          <table:table-cell table:style-name="Tabulka2.A6" office:value-type="string">
            <text:p text:style-name="P4"><text:span text:style-name="T5">5</text:span></text:p>
          </table:table-cell>
          <table:table-cell table:style-name="Tabulka2.B6" office:value-type="string">
            <text:p text:style-name="P11">Kontrola vytvoření tabulek a pohledú</text:p>
          </table:table-cell>
          <table:table-cell table:style-name="Tabulka2.C6" office:value-type="string">
            <text:p text:style-name="P9"/>
          </table:table-cell>
          <table:table-cell table:style-name="Tabulka2.D6" office:value-type="string">
            <text:p text:style-name="P11">Databaze obsahuje 6 tabulek z toho 2 vazební a 2 pohledy</text:p>
          </table:table-cell>
          <table:table-cell table:style-name="Tabulka2.E6" office:value-type="string">
            <text:p text:style-name="P11">Najdeme to ve složkách Tables a Views nebo pomoci Database Diagramu</text:p>
          </table:table-cell>
        </table:table-row>
      </table:table>
      <text:p text:style-name="P3"><text:bookmark-end text:name="_Hlk37781077"/></text:p>
      <text:p text:style-name="P3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, 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Calibri3" style:font-family-asian="Calibri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2" fo:widows="2" fo:hyphenation-ladder-count="no-limit" fo:keep-with-next="always" style:vertical-align="auto"/>
      <style:text-properties style:font-name="Liberation Sans" fo:font-family="'Liberation Sans'" style:font-family-generic="roman" style:font-pitch="variable" fo:font-size="14pt" fo:language="en" fo:country="US" style:font-size-asian="14pt" style:language-asian="zh" style:country-asian="CN" style:font-name-complex="Lohit Devanagari" style:font-family-complex="'Lohit Devanagari'" style:font-family-generic-complex="system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15%"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en" fo:country="US" style:font-name-asian="Calibri3" style:font-family-asian="Calibri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paragraph-properties fo:margin-top="0.212cm" fo:margin-bottom="0.212cm" loext:contextual-spacing="false" fo:text-align="start" style:justify-single-word="false" fo:orphans="2" fo:widows="2" fo:hyphenation-ladder-count="no-limit" style:vertical-align="auto"/>
      <style:text-properties fo:font-size="12pt" fo:language="en" fo:country="US" fo:font-style="italic" style:font-size-asian="12pt" style:language-asian="zh" style:country-asian="CN" style:font-style-asian="italic" style:font-name-complex="Lohit Devanagari" style:font-family-complex="'Lohit Devanagari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default-outline-level="" style:class="extra">
      <style:paragraph-properties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fo:orphans="2" fo:widows="2" fo:hyphenation-ladder-count="no-limit" style:vertical-align="auto"/>
      <style:text-properties fo:font-size="12pt" fo:language="en" fo:country="US" fo:font-weight="bold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fo:hyphenate="false" fo:hyphenation-remain-char-count="2" fo:hyphenation-push-char-count="2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Základní_20_text_20_Char" style:display-name="Základní text Char" style:family="text" style:parent-style-name="Default_20_Paragraph_20_Font"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          Test Case Template</dc:title>
    <meta:initial-creator>Vijay</meta:initial-creator>
    <meta:creation-date>2023-01-18T20:57:00</meta:creation-date>
    <dc:date>2025-01-17T19:27:52.234000000</dc:date>
    <meta:editing-cycles>3</meta:editing-cycles>
    <meta:editing-duration>PT2M16S</meta:editing-duration>
    <meta:generator>LibreOffice/6.1.4.2$Windows_X86_64 LibreOffice_project/9d0f32d1f0b509096fd65e0d4bec26ddd1938fd3</meta:generator>
    <meta:document-statistic meta:table-count="2" meta:image-count="0" meta:object-count="0" meta:page-count="1" meta:paragraph-count="34" meta:word-count="129" meta:character-count="822" meta:non-whitespace-character-count="713"/>
    <meta:user-defined meta:name="Operator">Alena Reichlová</meta:user-defined>
  </office:meta>
</office:document-meta>
</file>